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  <manifest:file-entry manifest:full-path="Pictures/100002010000023400000095221F26D304F68D4C.png" manifest:media-type="image/png"/>
  <manifest:file-entry manifest:full-path="Pictures/10000201000003240000004A526D62CCC3B57675.png" manifest:media-type="image/png"/>
  <manifest:file-entry manifest:full-path="Pictures/1000020100000350000001073F057676A2CFFF07.png" manifest:media-type="image/png"/>
  <manifest:file-entry manifest:full-path="Pictures/10000201000003EA0000001B227171945564F4F2.png" manifest:media-type="image/png"/>
  <manifest:file-entry manifest:full-path="Pictures/1000020100000355000000998ADA8C3980B2DA94.png" manifest:media-type="image/png"/>
  <manifest:file-entry manifest:full-path="Pictures/100002010000030400000025691FE0E894276823.png" manifest:media-type="image/png"/>
  <manifest:file-entry manifest:full-path="Pictures/100002010000028A000000FA74EEED3847D0595D.png" manifest:media-type="image/png"/>
  <manifest:file-entry manifest:full-path="Pictures/10000201000002D3000000B7E7D01E787A6141BA.png" manifest:media-type="image/png"/>
  <manifest:file-entry manifest:full-path="Pictures/10000201000002E100000070340AF913BA5853E5.png" manifest:media-type="image/png"/>
  <manifest:file-entry manifest:full-path="Pictures/10000201000002D200000047F630562D7CC9619D.png" manifest:media-type="image/png"/>
  <manifest:file-entry manifest:full-path="Pictures/100002010000028C00000057954BE4FC73BEBE88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0740000001622BB14B2D42475DC.png" manifest:media-type="image/png"/>
  <manifest:file-entry manifest:full-path="Pictures/10000201000002F50000001F7CC674381353A533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3B5000000D0A57B591987EFF3A9.png" manifest:media-type="image/png"/>
  <manifest:file-entry manifest:full-path="Pictures/100002010000027F000000BB2E263EF867990719.png" manifest:media-type="image/png"/>
  <manifest:file-entry manifest:full-path="Pictures/100002010000022B0000005D16F06C7391D69C86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2A4000000E79FEA4E1CBB6ECCA4.png" manifest:media-type="image/png"/>
  <manifest:file-entry manifest:full-path="Pictures/10000201000003EE0000004BFDED4159AAA2CD92.png" manifest:media-type="image/png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340000000E004666665AB1695B6.png" manifest:media-type="image/png"/>
  <manifest:file-entry manifest:full-path="Pictures/100002010000042E00000061C045ED073CED5868.png" manifest:media-type="image/png"/>
  <manifest:file-entry manifest:full-path="Pictures/100002010000042F000000FFFDABFAE82B0CD16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700000005880E022209EC2020C.png" manifest:media-type="image/png"/>
  <manifest:file-entry manifest:full-path="Pictures/10000201000002450000005E4322C928EC80AC41.png" manifest:media-type="image/png"/>
  <manifest:file-entry manifest:full-path="Pictures/10000201000002120000004779F7585ADF31FB29.png" manifest:media-type="image/png"/>
  <manifest:file-entry manifest:full-path="Pictures/10000201000003FF0000006BF26C75C5853CD779.png" manifest:media-type="image/png"/>
  <manifest:file-entry manifest:full-path="Pictures/100002010000026F000000D7F2F40ACD41C2ECD4.png" manifest:media-type="image/png"/>
  <manifest:file-entry manifest:full-path="Pictures/100002010000012300000055A9662BF1D2ADA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pitch="fixed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45cm, 7.621cm, 0cm, 8.29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2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5.846cm" fo:min-width="15.136cm"/>
    </style:style>
    <style:style style:name="gr13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3.797cm" fo:min-width="22.068cm"/>
    </style:style>
    <style:style style:name="gr14" style:family="graphic" style:parent-style-name="standard">
      <style:graphic-properties svg:stroke-color="#b2b2b2" svg:stroke-opacity="50%" draw:fill-color="#b2b2b2" draw:opacity="50%" draw:opacity-name="" draw:textarea-horizontal-align="justify" draw:textarea-vertical-align="middle" draw:auto-grow-height="false" fo:min-height="6.454cm" fo:min-width="21.936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19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2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2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17.345cm"/>
    </style:style>
    <style:style style:name="pr11" style:family="presentation" style:parent-style-name="Northeastern_25_20Talk_25_20Template1-notes">
      <style:graphic-properties draw:fill-color="#ffffff" draw:auto-grow-height="true" fo:min-height="13.653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0.597cm"/>
    </style:style>
    <style:style style:name="pr15" style:family="presentation" style:parent-style-name="Northeastern_25_20Talk_25_20Template1-notes">
      <style:graphic-properties draw:fill-color="#ffffff" fo:min-height="15.177cm"/>
    </style:style>
    <style:style style:name="pr16" style:family="presentation" style:parent-style-name="Northeastern_25_20Talk_25_20Template1-notes">
      <style:graphic-properties draw:fill-color="#ffffff" fo:min-height="14.093cm"/>
    </style:style>
    <style:style style:name="pr17" style:family="presentation" style:parent-style-name="Northeastern_25_20Talk_25_20Template1-notes">
      <style:graphic-properties draw:fill-color="#ffffff" fo:min-height="16.261cm"/>
    </style:style>
    <style:style style:name="pr18" style:family="presentation" style:parent-style-name="Northeastern_25_20Talk_25_20Template1-notes">
      <style:graphic-properties draw:fill-color="#ffffff" fo:min-height="32.521cm"/>
    </style:style>
    <style:style style:name="pr19" style:family="presentation" style:parent-style-name="Northeastern_25_20Talk_25_20Template1-outline1">
      <style:graphic-properties fo:min-height="2.479cm"/>
    </style:style>
    <style:style style:name="pr20" style:family="presentation" style:parent-style-name="Northeastern_25_20Talk_25_20Template1-notes">
      <style:graphic-properties draw:fill-color="#ffffff" draw:auto-grow-height="true" fo:min-height="20.597cm"/>
    </style:style>
    <style:style style:name="pr21" style:family="presentation" style:parent-style-name="Northeastern_25_20Talk_25_20Template1-notes">
      <style:graphic-properties draw:fill-color="#ffffff" fo:min-height="19.513cm"/>
    </style:style>
    <style:style style:name="pr22" style:family="presentation" style:parent-style-name="Northeastern_25_20Talk_25_20Template1-notes">
      <style:graphic-properties draw:fill-color="#ffffff" fo:min-height="26.017cm"/>
    </style:style>
    <style:style style:name="pr23" style:family="presentation" style:parent-style-name="Northeastern_25_20Talk_25_20Template1-notes">
      <style:graphic-properties draw:fill-color="#ffffff" draw:auto-grow-height="true" fo:min-height="17.345cm"/>
    </style:style>
    <style:style style:name="pr24" style:family="presentation" style:parent-style-name="Northeastern_25_20Talk_25_20Template1-notes">
      <style:graphic-properties draw:fill-color="#ffffff" draw:auto-grow-height="true" fo:min-height="19.513cm"/>
    </style:style>
    <style:style style:name="pr25" style:family="presentation" style:parent-style-name="Northeastern_25_20Talk_25_20Template1-notes">
      <style:graphic-properties draw:fill-color="#ffffff" fo:min-height="21.204cm"/>
    </style:style>
    <style:style style:name="pr26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DejaVu Sans Light1" fo:font-size="22pt"/>
    </style:style>
    <style:style style:name="P11" style:family="paragraph">
      <style:paragraph-properties fo:text-align="center"/>
    </style:style>
    <style:style style:name="P12" style:family="paragraph">
      <style:text-properties style:font-name="Bitstream Vera Sans Mono"/>
    </style:style>
    <style:style style:name="P13" style:family="paragraph">
      <loext:graphic-properties draw:fill="none" draw:fill-color="#ffffff"/>
      <style:text-properties style:font-name="Bitstream Vera Sans Mono"/>
    </style:style>
    <style:style style:name="P14" style:family="paragraph">
      <loext:graphic-properties draw:fill-color="#b2b2b2" draw:opacity="50%"/>
      <style:paragraph-properties fo:text-align="center"/>
    </style:style>
    <style:style style:name="P15" style:family="paragraph">
      <loext:graphic-properties draw:fill-color="#999999" draw:opacity="90%"/>
      <style:paragraph-properties fo:text-align="center"/>
    </style:style>
    <style:style style:name="P16" style:family="paragraph">
      <loext:graphic-properties draw:fill-color="#b2b2b2" draw:opacity="50%"/>
      <style:paragraph-properties fo:text-align="center"/>
    </style:style>
    <style:style style:name="P17" style:family="paragraph">
      <loext:graphic-properties draw:fill="none" draw:fill-color="#ffffff"/>
      <style:text-properties fo:font-size="26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Light1" fo:font-size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6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5" draw:text-style-name="P7" draw:layer="layout" svg:width="6.095cm" svg:height="5.08cm" svg:x="0.254cm" svg:y="5.08cm">
          <draw:image xlink:href="Pictures/1000020100000340000000E004666665AB1695B6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17.345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</text:p>
              <text:p/>
              <text:p>Asking someone to encode one of these proofs in one fixed syntax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6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*, ML*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*, Ocam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9" draw:layer="layout" svg:width="12.614cm" svg:height="0.988cm" svg:x="4.318cm" svg:y="16.51cm">
          <draw:text-box>
            <text:p>* Limited forms of meta-programm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4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1">easy</text:span><text:span text:style-name="T12">. Easy enough to tip the cost/benefit analysis and get people to stop writing paper proofs.</text:span></text:p>
              <text:p><text:span text:style-name="T12"/></text:p>
              <text:p><text:span text:style-name="T12">I should be able to write a new extension, know it will compose with other extensions, not require a whole new toolchain to do so.</text:span></text:p>
              <text:p><text:span text:style-name="T12"/></text:p>
              <text:p><text:span text:style-name="T12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16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17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8" draw:text-style-name="P10" draw:layer="layout" svg:width="13.977cm" svg:height="1.153cm" svg:x="0.762cm" svg:y="4.572cm">
          <draw:text-box>
            <text:p><text:span text:style-name="T13">All meta-programs have two parts:</text:span></text:p>
          </draw:text-box>
        </draw:frame>
        <draw:frame draw:style-name="gr4" draw:text-style-name="P7" xml:id="id3" draw:id="id3" draw:layer="layout" svg:width="16.483cm" svg:height="5.688cm" svg:x="4.511cm" svg:y="5.835cm">
          <draw:image xlink:href="Pictures/100002010000026F000000D7F2F40ACD41C2ECD4.png" xlink:type="simple" xlink:show="embed" xlink:actuate="onLoad">
            <text:p/>
          </draw:image>
        </draw:frame>
        <draw:frame draw:style-name="gr4" draw:text-style-name="P7" xml:id="id4" draw:id="id4" draw:layer="layout" svg:width="19.102cm" svg:height="1.878cm" svg:x="4.523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4" draw:text-style-name="P7" xml:id="id5" draw:id="id5" draw:layer="layout" svg:width="19.704cm" svg:height="2.994cm" svg:x="4.418cm" svg:y="14.532cm">
          <draw:image xlink:href="Pictures/10000201000002E100000070340AF913BA5853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8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  <text:p>Now, the word lambda causes transform-lambda to be called at compile-time to produce some code. It receives a syntax object of the original syntax argument. In this example, since this object code does not match the pattern expect by transform-lambda, the result is a syntax error.</text:p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draw:style-name="gr10" draw:text-style-name="P11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0" draw:text-style-name="P11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1" draw:text-style-name="P13" draw:layer="layout" svg:width="18.542cm" svg:height="2.004cm" svg:x="4.064cm" svg:y="9.58cm">
          <draw:text-box>
            <text:p text:style-name="P12">Invokes elaborator, returning the fully elaborated term in the core object language.</text:p>
          </draw:text-box>
        </draw:frame>
        <draw:path draw:style-name="gr12" draw:text-style-name="P14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0" draw:text-style-name="P11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1" draw:text-style-name="P13" draw:layer="layout" svg:width="18.542cm" svg:height="2.004cm" svg:x="4.082cm" svg:y="9.537cm">
          <draw:text-box>
            <text:p text:style-name="P12">Invokes the elaborator, then performs type inference on the (fully annotated) core term. </text:p>
          </draw:text-box>
        </draw:frame>
        <draw:frame draw:style-name="gr10" draw:text-style-name="P11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3" draw:text-style-name="P14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1" draw:text-style-name="P13" draw:layer="layout" svg:width="18.542cm" svg:height="2.462cm" svg:x="4.064cm" svg:y="9.538cm">
          <draw:text-box>
            <text:p text:style-name="P12">Invokes the elaborator on both arguments, check that the given type is consistent with the type of the given term. (subtyping, equivalence)</text:p>
          </draw:text-box>
        </draw:frame>
        <draw:frame draw:style-name="gr10" draw:text-style-name="P11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10" draw:text-style-name="P11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4" draw:text-style-name="P14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9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1" draw:text-style-name="P13" draw:layer="layout" svg:width="18.542cm" svg:height="2.462cm" svg:x="4.064cm" svg:y="9.552cm">
          <draw:text-box>
            <text:p text:style-name="P12">Invokes elaborator, then the type checker, then the evaluator, returning the normal form of the given term.</text:p>
          </draw:text-box>
        </draw:frame>
        <draw:frame draw:style-name="gr10" draw:text-style-name="P11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10" draw:text-style-name="P11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27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1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4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6" draw:id="id6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5" draw:text-style-name="P7" xml:id="id7" draw:id="id7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8" draw:id="id8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9" draw:id="id9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0" draw:id="id10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1" draw:id="id11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2" draw:id="id12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0" draw:text-style-name="P7" xml:id="id13" draw:id="id13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0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1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1" draw:text-style-name="P16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2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3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4" draw:text-style-name="P11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2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0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2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23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6" draw:text-style-name="P16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6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7" draw:text-style-name="P16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7" draw:text-style-name="P16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28" draw:text-style-name="P17" draw:layer="layout" svg:width="5.599cm" svg:height="1.318cm" svg:x="10.704cm" svg:y="10.188cm">
          <draw:text-box>
            <text:p><text:span text:style-name="T15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25" draw:text-style-name="P9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5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24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in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0" presentation:class="page"/>
          <draw:frame presentation:style-name="pr25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1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26" draw:text-style-name="P18" draw:layer="layout" svg:width="26cm" svg:height="2.5cm" svg:x="1cm" svg:y="1cm" presentation:class="title">
          <draw:text-box>
            <text:p><text:span text:style-name="T2">Grow your next proof assistant</text:span><text:span text:style-name="T2"><text:line-break/></text:span><text:span text:style-name="T16">(or just extend mine)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29" draw:text-style-name="P19" draw:layer="layout" svg:width="12.192cm" svg:height="1.072cm" svg:x="7.874cm" svg:y="4.364cm">
          <draw:text-box>
            <text:p><text:span text:style-name="T17"><text:a xlink:href="https://github.com/wilbowma/cur" xlink:type="simple">https://github.com/wilbowma/cur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pitch="fixed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1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6H56M30S</meta:editing-duration>
    <meta:editing-cycles>115</meta:editing-cycles>
    <meta:generator>LibreOffice/5.2.0.4$Linux_X86_64 LibreOffice_project/20m0$Build-4</meta:generator>
    <dc:date>2016-08-31T11:52:18.730301379</dc:date>
    <meta:document-statistic meta:object-count="303"/>
  </office:meta>
</office:document-meta>
</file>